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Futura Lt BT" svg:font-family="'Futura Lt B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/>
      <style:text-properties style:font-name="Arial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Text_20_body">
      <style:paragraph-properties fo:margin-top="0cm" fo:margin-bottom="0cm" fo:text-align="start" style:justify-single-word="false"/>
      <style:text-properties style:font-name="Arial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Text_20_body">
      <style:text-properties style:font-name="Arial1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Text_20_body">
      <style:paragraph-properties fo:padding="0cm" fo:border="none"/>
      <style:text-properties style:font-name="Arial1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T1" style:family="text">
      <style:text-properties style:font-name="Futura Lt BT"/>
    </style:style>
    <style:style style:name="T2" style:family="text">
      <style:text-properties fo:font-size="11pt" fo:language="fr" fo:country="C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heckbox" form:control-implementation="ooo:com.sun.star.form.component.CheckBox" form:id="control1" form: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entete#%</text:p>
      <text:p text:style-name="Text_20_body">%#include ficheAccomp/adresse#%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0" draw:style-name="gr1" draw:text-style-name="P6" svg:x1="0.014cm" svg:y1="0.277cm" svg:x2="16.815cm" svg:y2="0.277cm"><text:p/></draw:line></text:p>
      <text:p text:style-name="P4">%=accomp_titre_texte=%</text:p>
      <text:p text:style-name="P5"><draw:line text:anchor-type="paragraph" draw:z-index="1" draw:style-name="gr1" draw:text-style-name="P6" svg:x1="0.014cm" svg:y1="0.224cm" svg:x2="16.815cm" svg:y2="0.224cm"><text:p/></draw:line></text:p>
      <text:p text:style-name="Text_20_body"><text:span text:style-name="T2"><text:s text:c="2"/></text:span><text:span text:style-name="T2"><draw:control text:anchor-type="as-char" svg:y="-0.46cm" draw:z-index="2" draw:style-name="gr2" draw:text-style-name="P7" svg:width="0.459cm" svg:height="0.689cm" draw:control="control1"/></text:span><text:span text:style-name="T2">%=accomp_info_texte=%</text:span></text:p>
      <text:p text:style-name="P3"/>
      <text:p text:style-name="P3"/>
      <text:p text:style-name="P3"/>
      <text:p text:style-name="P3"/>
      <text:p text:style-name="P3"/>
      <text:p text:style-name="Text_20_body"><text:tab/><text:tab/><text:tab/><text:tab/>%=accomp_salutation_texte=%</text:p>
      <text:p text:style-name="Text_20_body"><text:line-break/>%#include textSignatureAccomp#%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Futura Lt BT" svg:font-family="'Futura Lt B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/>
      <style:text-properties style:font-name="Arial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Futura Lt BT"/>
    </style:style>
    <style:page-layout style:name="pm1">
      <style:page-layout-properties fo:page-width="21.001cm" fo:page-height="29.7cm" style:num-format="1" style:print-orientation="portrait" fo:margin-top="0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%#include <text:span text:style-name="T1">ficheAccomp/</text:span>annexe#%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12-21T13:49:27</dc:date>
    <meta:editing-cycles>35</meta:editing-cycles>
    <meta:editing-duration>PT55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9" meta:character-count="189"/>
  </office:meta>
</office:document-meta>
</file>